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I</text:p>
          </table:table-cell>
          <table:table-cell office:value-type="string" calcext:value-type="string">
            <text:p>dm</text:p>
          </table:table-cell>
          <table:table-cell table:style-name="Default" office:value-type="string" calcext:value-type="string">
            <text:p>delta dm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-0.12" calcext:value-type="float">
            <text:p>-0.12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table:number-matrix-columns-spanned="2" table:number-matrix-rows-spanned="5" table:formula="of:=LINEST([.B2:.B11]; [.A2:.A11]; 1; 1)" office:value-type="float" office:value="-0.559413556331507" calcext:value-type="float">
            <text:p>-0.559413556331507</text:p>
          </table:table-cell>
          <table:table-cell table:style-name="Default" office:value-type="float" office:value="0.116625718823635" calcext:value-type="float">
            <text:p>0.11662571882363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-0.33" calcext:value-type="float">
            <text:p>-0.33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office:value-type="float" office:value="0.00161876785882347" calcext:value-type="float">
            <text:p>0.00161876785882347</text:p>
          </table:table-cell>
          <table:table-cell table:style-name="Default" office:value-type="float" office:value="0.00402864133044025" calcext:value-type="float">
            <text:p>0.0040286413304402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-0.56" calcext:value-type="float">
            <text:p>-0.56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office:value-type="float" office:value="0.99993301708118" calcext:value-type="float">
            <text:p>0.99993301708118</text:p>
          </table:table-cell>
          <table:table-cell table:style-name="Default" office:value-type="float" office:value="0.0058875568425844" calcext:value-type="float">
            <text:p>0.005887556842584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-0.77" calcext:value-type="float">
            <text:p>-0.77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office:value-type="float" office:value="119425.433791078" calcext:value-type="float">
            <text:p>119425.4337910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-1.01" calcext:value-type="float">
            <text:p>-1.01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office:value-type="float" office:value="4.1396826933954" calcext:value-type="float">
            <text:p>4.1396826933954</text:p>
          </table:table-cell>
          <table:table-cell table:style-name="Default" office:value-type="float" office:value="0.000277306604597299" calcext:value-type="float">
            <text:p>0.00027730660459729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2.4" calcext:value-type="float">
            <text:p>2.40</text:p>
          </table:table-cell>
          <table:table-cell table:style-name="ce1" office:value-type="float" office:value="-1.22" calcext:value-type="float">
            <text:p>-1.22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-1.46" calcext:value-type="float">
            <text:p>-1.46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-1.68" calcext:value-type="float">
            <text:p>-1.68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3.61" calcext:value-type="float">
            <text:p>3.61</text:p>
          </table:table-cell>
          <table:table-cell table:style-name="ce1" office:value-type="float" office:value="-1.9" calcext:value-type="float">
            <text:p>-1.90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4.01" calcext:value-type="float">
            <text:p>4.01</text:p>
          </table:table-cell>
          <table:table-cell table:style-name="ce1" office:value-type="float" office:value="-2.13" calcext:value-type="float">
            <text:p>-2.13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number-columns-repeated="2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teta</text:p>
          </table:table-cell>
          <table:table-cell office:value-type="string" calcext:value-type="string">
            <text:p>delta tet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elta dm</text:p>
          </table:table-cell>
          <table:table-cell table:style-name="Default" office:value-type="string" calcext:value-type="string">
            <text:p>sin teta</text:p>
          </table:table-cell>
          <table:table-cell table:style-name="Default" office:value-type="string" calcext:value-type="string">
            <text:p>cos teta</text:p>
          </table:table-cell>
          <table:table-cell table:style-name="Default" office:value-type="string" calcext:value-type="string">
            <text:p>delta s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formula="of:=SIN(RADIANS([.A14]))" office:value-type="float" office:value="0" calcext:value-type="float">
            <text:p>0.00</text:p>
          </table:table-cell>
          <table:table-cell table:formula="of:=COS(RADIANS([.A14]))" office:value-type="float" office:value="1" calcext:value-type="float">
            <text:p>1.00</text:p>
          </table:table-cell>
          <table:table-cell table:formula="of:=ABS([.F14])*RADIANS([.B14])" office:value-type="float" office:value="0.0349065850398866" calcext:value-type="float">
            <text:p>0.03</text:p>
          </table:table-cell>
          <table:table-cell/>
          <table:table-cell table:number-matrix-columns-spanned="2" table:number-matrix-rows-spanned="5" table:formula="of:=LINEST([.C14:.C32]; [.E14:.E32]; 1; 1)" office:value-type="float" office:value="-2.16214370586597" calcext:value-type="float">
            <text:p>-2.16214370586597</text:p>
          </table:table-cell>
          <table:table-cell office:value-type="float" office:value="0.0769309533430633" calcext:value-type="float">
            <text:p>0.0769309533430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0</text:p>
          </table:table-cell>
          <table:table-cell office:value-type="float" office:value="0.02" calcext:value-type="float">
            <text:p>0.02</text:p>
          </table:table-cell>
          <table:table-cell table:formula="of:=SIN(RADIANS([.A15]))" office:value-type="float" office:value="0.0871557427476582" calcext:value-type="float">
            <text:p>0.09</text:p>
          </table:table-cell>
          <table:table-cell table:formula="of:=COS(RADIANS([.A15]))" office:value-type="float" office:value="0.996194698091746" calcext:value-type="float">
            <text:p>1.00</text:p>
          </table:table-cell>
          <table:table-cell table:formula="of:=ABS([.F15])*RADIANS([.B15])" office:value-type="float" office:value="0.0347737549452237" calcext:value-type="float">
            <text:p>0.03</text:p>
          </table:table-cell>
          <table:table-cell/>
          <table:table-cell office:value-type="float" office:value="0.0111402641933768" calcext:value-type="float">
            <text:p>0.0111402641933768</text:p>
          </table:table-cell>
          <table:table-cell office:value-type="float" office:value="0.00787735635534643" calcext:value-type="float">
            <text:p>0.00787735635534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0</text:p>
          </table:table-cell>
          <table:table-cell office:value-type="float" office:value="0.02" calcext:value-type="float">
            <text:p>0.02</text:p>
          </table:table-cell>
          <table:table-cell table:formula="of:=SIN(RADIANS([.A16]))" office:value-type="float" office:value="0.17364817766693" calcext:value-type="float">
            <text:p>0.17</text:p>
          </table:table-cell>
          <table:table-cell table:formula="of:=COS(RADIANS([.A16]))" office:value-type="float" office:value="0.984807753012208" calcext:value-type="float">
            <text:p>0.98</text:p>
          </table:table-cell>
          <table:table-cell table:formula="of:=ABS([.F16])*RADIANS([.B16])" office:value-type="float" office:value="0.0343762755784603" calcext:value-type="float">
            <text:p>0.03</text:p>
          </table:table-cell>
          <table:table-cell/>
          <table:table-cell office:value-type="float" office:value="0.999548897914204" calcext:value-type="float">
            <text:p>0.999548897914204</text:p>
          </table:table-cell>
          <table:table-cell office:value-type="float" office:value="0.0156825105291211" calcext:value-type="float">
            <text:p>0.0156825105291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0.49" calcext:value-type="float">
            <text:p>-0.49</text:p>
          </table:table-cell>
          <table:table-cell office:value-type="float" office:value="0.02" calcext:value-type="float">
            <text:p>0.02</text:p>
          </table:table-cell>
          <table:table-cell table:formula="of:=SIN(RADIANS([.A17]))" office:value-type="float" office:value="0.258819045102521" calcext:value-type="float">
            <text:p>0.26</text:p>
          </table:table-cell>
          <table:table-cell table:formula="of:=COS(RADIANS([.A17]))" office:value-type="float" office:value="0.965925826289068" calcext:value-type="float">
            <text:p>0.97</text:p>
          </table:table-cell>
          <table:table-cell table:formula="of:=ABS([.F17])*RADIANS([.B17])" office:value-type="float" office:value="0.0337171719975821" calcext:value-type="float">
            <text:p>0.03</text:p>
          </table:table-cell>
          <table:table-cell/>
          <table:table-cell office:value-type="float" office:value="37668.4830321025" calcext:value-type="float">
            <text:p>37668.4830321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 office:value-type="float" office:value="0.02" calcext:value-type="float">
            <text:p>0.02</text:p>
          </table:table-cell>
          <table:table-cell table:formula="of:=SIN(RADIANS([.A18]))" office:value-type="float" office:value="0.342020143325669" calcext:value-type="float">
            <text:p>0.34</text:p>
          </table:table-cell>
          <table:table-cell table:formula="of:=COS(RADIANS([.A18]))" office:value-type="float" office:value="0.939692620785908" calcext:value-type="float">
            <text:p>0.94</text:p>
          </table:table-cell>
          <table:table-cell table:formula="of:=ABS([.F18])*RADIANS([.B18])" office:value-type="float" office:value="0.0328014603788172" calcext:value-type="float">
            <text:p>0.03</text:p>
          </table:table-cell>
          <table:table-cell/>
          <table:table-cell office:value-type="float" office:value="9.26422952699536" calcext:value-type="float">
            <text:p>9.26422952699536</text:p>
          </table:table-cell>
          <table:table-cell office:value-type="float" office:value="0.0041809993204319" calcext:value-type="float">
            <text:p>0.00418099932043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" calcext:value-type="float">
            <text:p>0.02</text:p>
          </table:table-cell>
          <table:table-cell table:formula="of:=SIN(RADIANS([.A19]))" office:value-type="float" office:value="0.422618261740699" calcext:value-type="float">
            <text:p>0.42</text:p>
          </table:table-cell>
          <table:table-cell table:formula="of:=COS(RADIANS([.A19]))" office:value-type="float" office:value="0.90630778703665" calcext:value-type="float">
            <text:p>0.91</text:p>
          </table:table-cell>
          <table:table-cell table:formula="of:=ABS([.F19])*RADIANS([.B19])" office:value-type="float" office:value="0.031636109840506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1.01" calcext:value-type="float">
            <text:p>-1.01</text:p>
          </table:table-cell>
          <table:table-cell office:value-type="float" office:value="0.02" calcext:value-type="float">
            <text:p>0.02</text:p>
          </table:table-cell>
          <table:table-cell table:formula="of:=SIN(RADIANS([.A20]))" office:value-type="float" office:value="0.5" calcext:value-type="float">
            <text:p>0.50</text:p>
          </table:table-cell>
          <table:table-cell table:formula="of:=COS(RADIANS([.A20]))" office:value-type="float" office:value="0.866025403784439" calcext:value-type="float">
            <text:p>0.87</text:p>
          </table:table-cell>
          <table:table-cell table:formula="of:=ABS([.F20])*RADIANS([.B20])" office:value-type="float" office:value="0.0302299894039036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-1.17" calcext:value-type="float">
            <text:p>-1.17</text:p>
          </table:table-cell>
          <table:table-cell office:value-type="float" office:value="0.02" calcext:value-type="float">
            <text:p>0.02</text:p>
          </table:table-cell>
          <table:table-cell table:formula="of:=SIN(RADIANS([.A21]))" office:value-type="float" office:value="0.573576436351046" calcext:value-type="float">
            <text:p>0.57</text:p>
          </table:table-cell>
          <table:table-cell table:formula="of:=COS(RADIANS([.A21]))" office:value-type="float" office:value="0.819152044288992" calcext:value-type="float">
            <text:p>0.82</text:p>
          </table:table-cell>
          <table:table-cell table:formula="of:=ABS([.F21])*RADIANS([.B21])" office:value-type="float" office:value="0.0285938004945706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.33" calcext:value-type="float">
            <text:p>-1.33</text:p>
          </table:table-cell>
          <table:table-cell office:value-type="float" office:value="0.02" calcext:value-type="float">
            <text:p>0.02</text:p>
          </table:table-cell>
          <table:table-cell table:formula="of:=SIN(RADIANS([.A22]))" office:value-type="float" office:value="0.642787609686539" calcext:value-type="float">
            <text:p>0.64</text:p>
          </table:table-cell>
          <table:table-cell table:formula="of:=COS(RADIANS([.A22]))" office:value-type="float" office:value="0.766044443118978" calcext:value-type="float">
            <text:p>0.77</text:p>
          </table:table-cell>
          <table:table-cell table:formula="of:=ABS([.F22])*RADIANS([.B22])" office:value-type="float" office:value="0.0267399954980652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-1.46" calcext:value-type="float">
            <text:p>-1.46</text:p>
          </table:table-cell>
          <table:table-cell office:value-type="float" office:value="0.02" calcext:value-type="float">
            <text:p>0.02</text:p>
          </table:table-cell>
          <table:table-cell table:formula="of:=SIN(RADIANS([.A23]))" office:value-type="float" office:value="0.707106781186548" calcext:value-type="float">
            <text:p>0.71</text:p>
          </table:table-cell>
          <table:table-cell table:formula="of:=COS(RADIANS([.A23]))" office:value-type="float" office:value="0.707106781186548" calcext:value-type="float">
            <text:p>0.71</text:p>
          </table:table-cell>
          <table:table-cell table:formula="of:=ABS([.F23])*RADIANS([.B23])" office:value-type="float" office:value="0.0246826829897687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-1.58" calcext:value-type="float">
            <text:p>-1.58</text:p>
          </table:table-cell>
          <table:table-cell office:value-type="float" office:value="0.02" calcext:value-type="float">
            <text:p>0.02</text:p>
          </table:table-cell>
          <table:table-cell table:formula="of:=SIN(RADIANS([.A24]))" office:value-type="float" office:value="0.766044443118978" calcext:value-type="float">
            <text:p>0.77</text:p>
          </table:table-cell>
          <table:table-cell table:formula="of:=COS(RADIANS([.A24]))" office:value-type="float" office:value="0.642787609686539" calcext:value-type="float">
            <text:p>0.64</text:p>
          </table:table-cell>
          <table:table-cell table:formula="of:=ABS([.F24])*RADIANS([.B24])" office:value-type="float" office:value="0.0224375203601086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.69" calcext:value-type="float">
            <text:p>-1.69</text:p>
          </table:table-cell>
          <table:table-cell office:value-type="float" office:value="0.02" calcext:value-type="float">
            <text:p>0.02</text:p>
          </table:table-cell>
          <table:table-cell table:formula="of:=SIN(RADIANS([.A25]))" office:value-type="float" office:value="0.819152044288992" calcext:value-type="float">
            <text:p>0.82</text:p>
          </table:table-cell>
          <table:table-cell table:formula="of:=COS(RADIANS([.A25]))" office:value-type="float" office:value="0.573576436351046" calcext:value-type="float">
            <text:p>0.57</text:p>
          </table:table-cell>
          <table:table-cell table:formula="of:=ABS([.F25])*RADIANS([.B25])" office:value-type="float" office:value="0.0200215946523629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-1.79" calcext:value-type="float">
            <text:p>-1.79</text:p>
          </table:table-cell>
          <table:table-cell office:value-type="float" office:value="0.02" calcext:value-type="float">
            <text:p>0.02</text:p>
          </table:table-cell>
          <table:table-cell table:formula="of:=SIN(RADIANS([.A26]))" office:value-type="float" office:value="0.866025403784439" calcext:value-type="float">
            <text:p>0.87</text:p>
          </table:table-cell>
          <table:table-cell table:formula="of:=COS(RADIANS([.A26]))" office:value-type="float" office:value="0.5" calcext:value-type="float">
            <text:p>0.50</text:p>
          </table:table-cell>
          <table:table-cell table:formula="of:=ABS([.F26])*RADIANS([.B26])" office:value-type="float" office:value="0.0174532925199433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-1.88" calcext:value-type="float">
            <text:p>-1.88</text:p>
          </table:table-cell>
          <table:table-cell office:value-type="float" office:value="0.02" calcext:value-type="float">
            <text:p>0.02</text:p>
          </table:table-cell>
          <table:table-cell table:formula="of:=SIN(RADIANS([.A27]))" office:value-type="float" office:value="0.90630778703665" calcext:value-type="float">
            <text:p>0.91</text:p>
          </table:table-cell>
          <table:table-cell table:formula="of:=COS(RADIANS([.A27]))" office:value-type="float" office:value="0.422618261740699" calcext:value-type="float">
            <text:p>0.42</text:p>
          </table:table-cell>
          <table:table-cell table:formula="of:=ABS([.F27])*RADIANS([.B27])" office:value-type="float" office:value="0.0147521602928608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-1.94" calcext:value-type="float">
            <text:p>-1.94</text:p>
          </table:table-cell>
          <table:table-cell office:value-type="float" office:value="0.02" calcext:value-type="float">
            <text:p>0.02</text:p>
          </table:table-cell>
          <table:table-cell table:formula="of:=SIN(RADIANS([.A28]))" office:value-type="float" office:value="0.939692620785908" calcext:value-type="float">
            <text:p>0.94</text:p>
          </table:table-cell>
          <table:table-cell table:formula="of:=COS(RADIANS([.A28]))" office:value-type="float" office:value="0.342020143325669" calcext:value-type="float">
            <text:p>0.34</text:p>
          </table:table-cell>
          <table:table-cell table:formula="of:=ABS([.F28])*RADIANS([.B28])" office:value-type="float" office:value="0.0119387552183517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.00</text:p>
          </table:table-cell>
          <table:table-cell office:value-type="float" office:value="0.02" calcext:value-type="float">
            <text:p>0.02</text:p>
          </table:table-cell>
          <table:table-cell table:formula="of:=SIN(RADIANS([.A29]))" office:value-type="float" office:value="0.965925826289068" calcext:value-type="float">
            <text:p>0.97</text:p>
          </table:table-cell>
          <table:table-cell table:formula="of:=COS(RADIANS([.A29]))" office:value-type="float" office:value="0.258819045102521" calcext:value-type="float">
            <text:p>0.26</text:p>
          </table:table-cell>
          <table:table-cell table:formula="of:=ABS([.F29])*RADIANS([.B29])" office:value-type="float" office:value="0.00903448900781338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-2.03" calcext:value-type="float">
            <text:p>-2.03</text:p>
          </table:table-cell>
          <table:table-cell office:value-type="float" office:value="0.02" calcext:value-type="float">
            <text:p>0.02</text:p>
          </table:table-cell>
          <table:table-cell table:formula="of:=SIN(RADIANS([.A30]))" office:value-type="float" office:value="0.984807753012208" calcext:value-type="float">
            <text:p>0.98</text:p>
          </table:table-cell>
          <table:table-cell table:formula="of:=COS(RADIANS([.A30]))" office:value-type="float" office:value="0.17364817766693" calcext:value-type="float">
            <text:p>0.17</text:p>
          </table:table-cell>
          <table:table-cell table:formula="of:=ABS([.F30])*RADIANS([.B30])" office:value-type="float" office:value="0.00606146488075204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-2.06" calcext:value-type="float">
            <text:p>-2.06</text:p>
          </table:table-cell>
          <table:table-cell office:value-type="float" office:value="0.02" calcext:value-type="float">
            <text:p>0.02</text:p>
          </table:table-cell>
          <table:table-cell table:formula="of:=SIN(RADIANS([.A31]))" office:value-type="float" office:value="0.996194698091746" calcext:value-type="float">
            <text:p>1.00</text:p>
          </table:table-cell>
          <table:table-cell table:formula="of:=COS(RADIANS([.A31]))" office:value-type="float" office:value="0.0871557427476584" calcext:value-type="float">
            <text:p>0.09</text:p>
          </table:table-cell>
          <table:table-cell table:formula="of:=ABS([.F31])*RADIANS([.B31])" office:value-type="float" office:value="0.00304230934593562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-2.13" calcext:value-type="float">
            <text:p>-2.13</text:p>
          </table:table-cell>
          <table:table-cell office:value-type="float" office:value="0.02" calcext:value-type="float">
            <text:p>0.02</text:p>
          </table:table-cell>
          <table:table-cell table:formula="of:=SIN(RADIANS([.A32]))" office:value-type="float" office:value="1" calcext:value-type="float">
            <text:p>1.00</text:p>
          </table:table-cell>
          <table:table-cell table:formula="of:=COS(RADIANS([.A32]))" office:value-type="float" office:value="6.12323399573677E-017" calcext:value-type="float">
            <text:p>0.00</text:p>
          </table:table-cell>
          <table:table-cell table:formula="of:=ABS([.F32])*RADIANS([.B32])" office:value-type="float" office:value="2.1374118819131E-018" calcext:value-type="float">
            <text:p>0.00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9:54:25.439776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41:52.648213139</meta:creation-date>
    <dc:date>2024-05-02T21:06:31.552721668</dc:date>
    <meta:editing-duration>PT1H7M5S</meta:editing-duration>
    <meta:editing-cycles>3</meta:editing-cycles>
    <meta:generator>LibreOffice/24.2.2.2$Linux_X86_64 LibreOffice_project/420$Build-2</meta:generator>
    <meta:document-statistic meta:table-count="1" meta:cell-count="193" meta:object-count="0"/>
  </office:meta>
</office:document-meta>
</file>